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66" draw:fill-color="#ffd1d1" draw:textarea-horizontal-align="justify" draw:textarea-vertical-align="middle" draw:auto-grow-height="false" fo:min-height="1.401cm" fo:min-width="4.96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2.29cm" fo:min-width="4.961cm"/>
    </style:style>
    <style:style style:name="gr4" style:family="graphic" style:parent-style-name="standard">
      <style:graphic-properties svg:stroke-color="#009900" draw:fill-color="#a8fac6" draw:textarea-horizontal-align="justify" draw:textarea-vertical-align="middle" draw:auto-grow-height="false" fo:min-height="1.401cm" fo:min-width="4.961cm"/>
    </style:style>
    <style:style style:name="gr5" style:family="graphic" style:parent-style-name="standard">
      <style:graphic-properties svg:stroke-color="#0066ff" draw:fill-color="#cfe7f5" draw:textarea-horizontal-align="justify" draw:textarea-vertical-align="middle" draw:auto-grow-height="false" fo:min-height="1.401cm" fo:min-width="4.961cm"/>
    </style:style>
    <style:style style:name="P1" style:family="paragraph">
      <style:paragraph-properties fo:text-align="center"/>
    </style:style>
    <style:style style:name="P2" style:family="paragraph">
      <loext:graphic-properties draw:fill-color="#ffd1d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a8fac6"/>
      <style:paragraph-properties fo:text-align="center"/>
    </style:style>
    <style:style style:name="P6" style:family="paragraph">
      <loext:graphic-properties draw:fill-color="#cfe7f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461cm" svg:height="1.651cm" svg:x="0.2cm" svg:y="2.67cm">
          <text:p text:style-name="P1">Define MPT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661cm" svg:y1="3.495cm" svg:x2="7.693cm" svg:y2="5.453cm" draw:start-shape="id1" draw:start-glue-point="1" draw:end-shape="id2" draw:end-glue-point="3" svg:d="M5661 3495l2032 1958" svg:viewBox="0 0 2033 1959">
          <text:p/>
        </draw:connector>
        <draw:custom-shape draw:style-name="gr3" draw:text-style-name="P4" xml:id="id2" draw:id="id2" draw:layer="layout" svg:width="5.461cm" svg:height="2.54cm" svg:x="7.693cm" svg:y="4.183cm">
          <text:p text:style-name="P1">Draw posterior</text:p>
          <text:p text:style-name="P1">Samples</text:p>
          <text:p text:style-name="P1">(using JAGS)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5.461cm" svg:height="1.651cm" svg:x="14.661cm" svg:y="4.008cm">
          <text:p text:style-name="P1">Parameter</text:p>
          <text:p text:style-name="P1">estimates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5.461cm" svg:height="1.651cm" svg:x="14.678cm" svg:y="8.278cm">
          <text:p text:style-name="P1">Plots</text:p>
          <text:p text:style-name="P1">(parameters, fit)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154cm" svg:y1="5.453cm" svg:x2="14.661cm" svg:y2="4.833cm" draw:start-shape="id2" draw:start-glue-point="1" draw:end-shape="id3" draw:end-glue-point="3" svg:d="M13154 5453l1507-620" svg:viewBox="0 0 1508 621">
          <text:p/>
        </draw:connector>
        <draw:connector draw:style-name="gr2" draw:text-style-name="P3" draw:layer="layout" draw:type="line" svg:x1="13.154cm" svg:y1="5.453cm" svg:x2="14.678cm" svg:y2="9.103cm" draw:start-shape="id2" draw:start-glue-point="1" draw:end-shape="id4" draw:end-glue-point="3" svg:d="M13154 5453l1524 3650" svg:viewBox="0 0 1525 3651">
          <text:p/>
        </draw:connector>
        <draw:custom-shape draw:style-name="gr5" draw:text-style-name="P6" xml:id="id6" draw:id="id6" draw:layer="layout" svg:width="5.461cm" svg:height="1.651cm" svg:x="0.2cm" svg:y="4.829cm">
          <text:p text:style-name="P1">Parameter</text:p>
          <text:p text:style-name="P1">constraints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5.461cm" svg:height="1.651cm" svg:x="0.2cm" svg:y="6.988cm">
          <text:p text:style-name="P1">Priors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5.461cm" svg:height="1.651cm" svg:x="0.2cm" svg:y="9.147cm">
          <text:p text:style-name="P1">Predictor</text:p>
          <text:p text:style-name="P1">variables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5.461cm" svg:height="1.651cm" svg:x="14.678cm" svg:y="6.067cm">
          <text:p text:style-name="P1">Testing model fi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661cm" svg:y1="7.813cm" svg:x2="7.693cm" svg:y2="5.453cm" draw:start-shape="id5" draw:start-glue-point="1" draw:end-shape="id2" draw:end-glue-point="3" svg:d="M5661 7813l2032-2360" svg:viewBox="0 0 2033 2361">
          <text:p/>
        </draw:connector>
        <draw:connector draw:style-name="gr2" draw:text-style-name="P3" draw:layer="layout" draw:type="line" svg:x1="5.661cm" svg:y1="5.654cm" svg:x2="7.693cm" svg:y2="5.453cm" draw:start-shape="id6" draw:start-glue-point="1" draw:end-shape="id2" draw:end-glue-point="3" svg:d="M5661 5654l2032-201" svg:viewBox="0 0 2033 202">
          <text:p/>
        </draw:connector>
        <draw:connector draw:style-name="gr2" draw:text-style-name="P3" draw:layer="layout" draw:type="line" svg:x1="5.661cm" svg:y1="9.972cm" svg:x2="7.693cm" svg:y2="5.453cm" draw:start-shape="id7" draw:start-glue-point="1" draw:end-shape="id2" draw:end-glue-point="3" svg:d="M5661 9972l2032-4519" svg:viewBox="0 0 2033 4520">
          <text:p/>
        </draw:connector>
        <draw:connector draw:style-name="gr2" draw:text-style-name="P3" draw:layer="layout" draw:type="line" svg:x1="13.154cm" svg:y1="5.453cm" svg:x2="14.678cm" svg:y2="6.892cm" draw:start-shape="id2" draw:start-glue-point="1" draw:end-shape="id8" draw:end-glue-point="3" svg:d="M13154 5453l1524 1439" svg:viewBox="0 0 1525 1440">
          <text:p/>
        </draw:connector>
        <draw:custom-shape draw:style-name="gr1" draw:text-style-name="P2" xml:id="id9" draw:id="id9" draw:layer="layout" svg:width="5.461cm" svg:height="1.651cm" svg:x="0.2cm" svg:y="0.5cm">
          <text:p text:style-name="P1">Dat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661cm" svg:y1="1.325cm" svg:x2="7.693cm" svg:y2="5.453cm" draw:start-shape="id9" draw:start-glue-point="1" draw:end-shape="id2" draw:end-glue-point="3" svg:d="M5661 1325l2032 4128" svg:viewBox="0 0 2033 4129">
          <text:p/>
        </draw:connector>
        <draw:custom-shape draw:style-name="gr4" draw:text-style-name="P5" xml:id="id10" draw:id="id10" draw:layer="layout" svg:width="5.461cm" svg:height="1.651cm" svg:x="14.678cm" svg:y="1.897cm">
          <text:p text:style-name="P1">Convergence</text:p>
          <text:p text:style-name="P1">diagnostic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154cm" svg:y1="5.453cm" svg:x2="14.678cm" svg:y2="2.722cm" draw:start-shape="id2" draw:start-glue-point="1" draw:end-shape="id10" svg:d="M13154 5453l1524-2731" svg:viewBox="0 0 1525 27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2T16:45:48.960000000</meta:creation-date>
    <dc:date>2017-09-22T16:54:45.490000000</dc:date>
    <meta:editing-duration>PT8M58S</meta:editing-duration>
    <meta:editing-cycles>4</meta:editing-cycles>
    <meta:generator>LibreOffice/5.4.1.2$Windows_X86_64 LibreOffice_project/ea7cb86e6eeb2bf3a5af73a8f7777ac570321527</meta:generator>
    <meta:document-statistic meta:object-count="19"/>
  </office:meta>
</office:document-meta>
</file>